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333333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139dd8" draw:textarea-horizontal-align="center" draw:textarea-vertical-align="middl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189cd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1cm" fo:min-width="0cm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  <style:text-properties fo:color="#ffffff" loext:opacity="100%" loext:color-lum-mod="100%" loext:color-lum-off="0%"/>
    </style:style>
    <style:style style:name="P2" style:family="paragraph">
      <loext:graphic-properties draw:fill="solid" draw:fill-color="#139dd8"/>
      <style:paragraph-properties fo:text-align="center"/>
      <style:text-properties fo:color="#ffffff" loext:opacity="100%" loext:color-lum-mod="100%" loext:color-lum-off="0%"/>
    </style:style>
    <style:style style:name="P3" style:family="paragraph">
      <loext:graphic-properties draw:fill="solid" draw:fill-color="#189cd6"/>
      <style:paragraph-properties fo:text-align="center"/>
      <style:text-properties fo:color="#ffffff" loext:opacity="100%" loext:color-lum-mod="100%" loext:color-lum-off="0%"/>
    </style:style>
    <style:style style:name="P4" style:family="paragraph">
      <style:paragraph-properties fo:margin-left="0cm" fo:margin-right="0cm" fo:text-indent="0cm"/>
      <style:text-properties fo:color="#ffffff" loext:opacity="100%" style:font-name="Arial Rounded MT Bold" fo:font-size="111pt" fo:font-style="italic" fo:text-shadow="none" fo:font-weight="normal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style:font-name="Arial Rounded MT Bold" fo:font-size="111pt" fo:font-style="italic" fo:text-shadow="none" fo:font-weight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139dd8"/>
      <style:paragraph-properties fo:text-align="center"/>
    </style:style>
    <style:style style:name="P8" style:family="paragraph">
      <loext:graphic-properties draw:fill="solid" draw:fill-color="#189cd6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5.239cm" svg:height="15.239cm" svg:x="2.557cm" svg:y="10.812cm" svg:viewBox="0 0 15240 15240" svg:d="M7620 15240c-4208 0-7620-3413-7620-7621s3412-7619 7620-7619c4209 0 7620 3412 7620 7619 0 4209-3411 7621-7620 7621z">
            <text:p/>
          </draw:path>
          <draw:path draw:style-name="gr2" draw:text-style-name="P2" draw:layer="layout" svg:width="15.239cm" svg:height="15.238cm" svg:x="2.557cm" svg:y="10.812cm" svg:viewBox="0 0 15240 15239" svg:d="M7620 15239c1925 0 3680-715 5020-1889 17-14 8-23-8-14-601 401-2314 1278-5012 1278-2344 0-3825-523-4663-991-16-6-22 5-9 14 1292 1001 2912 1602 4672 1602zM13305 12504c338-276 659-643 947-1137 166-283 327-620 459-952 6-16-4-25-17-5-1146 1686-4463 2739-7891 2739-2421 0-5028-776-6048-2255-11-14-21-7-14 8 950 2021 3834 3125 7396 3125 1875 0 3935-510 5168-1523zM15 7618c-4-18-15-14-15 1 0 418 42 956 114 1314 33 174 175 447 383 665 944 985 3299 2364 7376 2364 5556 0 6826-1851 7086-2460 185-434 281-1221 281-1883 0-159-4-287-10-412 0-21-13-22-15-3-279 1491-5025 3471-9127 3471-3900 0-5739-1818-6073-3057zM189 5931c-32 165-18 245 41 369 467 992 2832 2579 8347 2579 3365 0 5978-827 6401-2335 78-278 82-572-18-967-111-441-321-956-498-1318-7-12-17-10-15 4 67 1980-5451 3255-8235 3255-3016 0-5530-1202-5530-2720 0-145 29-291 66-444 5-14-7-15-14-2-224 442-471 1191-545 1579zM12700 2097c0 846-2590 2345-6713 2345-3030 0-3597-1126-3597-1840 0-256 98-518 314-783 11-15 1-22-12-10-394 333-756 709-1073 1115-152 191-245 360-245 463 0 1481 3714 2556 7186 2556 3700 0 5353-1209 5353-2271 0-379-149-601-526-1030-245-280-477-508-723-731-12-10-20-2-12 9 32 50 48 105 48 177zM7620 0c-1440 0-2806 404-3952 1106-344 212-537 382-537 599 0 643 1501 1334 4165 1334 2637 0 4682-756 4682-1485 0-175-153-295-461-480-1142-684-2467-1074-3897-1074z">
            <text:p/>
          </draw:path>
        </draw:g>
        <draw:g draw:style-name="gr3">
          <draw:g>
            <draw:path draw:style-name="gr4" draw:text-style-name="P3" draw:layer="layout" svg:width="4.954cm" svg:height="5.024cm" svg:x="27.471cm" svg:y="10.395cm" svg:viewBox="0 0 4955 5025" svg:d="M2593 0c-172 3-346 19-453 47-419 110-819 384-999 684-165 274-200 400-201 721-1 295 12 352 180 757 14 34-23 66-155 140-281 157-556 392-702 600-172 246-242 435-259 705-47 715 362 1225 1086 1356 184 33 706 11 911-38 204-49 447-150 653-270 85-50 164-82 174-70s68 90 129 173l111 153h1848l-1114-1155 1153-1438h-1322l-467 548-284-374 85-52c531-321 787-563 943-888 89-186 96-217 96-453 0-239-6-263-100-454-160-324-471-560-866-658-103-25-274-36-447-34zM2511 993c60-3 120 12 168 51 149 117 63 356-207 574-77 61-147 112-157 112s-42-51-70-112c-67-149-67-352 0-462 62-100 165-159 266-163zM1711 3101l486 666-123 53c-159 68-442 111-582-61-162-199-45-398 127-570z">
              <text:p/>
            </draw:path>
            <draw:path draw:style-name="gr4" draw:text-style-name="P3" draw:layer="layout" svg:width="4.875cm" svg:height="4.879cm" svg:x="19.067cm" svg:y="10.473cm" svg:viewBox="0 0 4876 4880" svg:d="M2760 0l-2760 4880 1595-21 410-777h1199l88 777 1584 21-692-4880zM3127 1806l65 1066h-601z">
              <text:p/>
            </draw:path>
            <draw:polygon draw:style-name="gr4" draw:text-style-name="P3" draw:layer="layout" svg:width="4.168cm" svg:height="4.879cm" svg:x="24.079cm" svg:y="10.473cm" svg:viewBox="0 0 4169 4880" draw:points="265,0 0,1326 1105,1326 447,4880 2030,4880 2689,1326 3845,1326 4169,0">
              <text:p/>
            </draw:polygon>
            <draw:polygon draw:style-name="gr4" draw:text-style-name="P3" draw:layer="layout" svg:width="4.168cm" svg:height="4.879cm" svg:x="32.155cm" svg:y="10.473cm" svg:viewBox="0 0 4169 4880" draw:points="265,0 0,1326 1105,1326 447,4880 2030,4880 2689,1326 3845,1326 4169,0">
              <text:p/>
            </draw:polygon>
          </draw:g>
          <draw:g>
            <draw:polygon draw:style-name="gr1" draw:text-style-name="P1" draw:layer="layout" svg:width="4.168cm" svg:height="4.879cm" svg:x="37.636cm" svg:y="16.14cm" svg:viewBox="0 0 4169 4880" draw:points="264,0 0,1327 1104,1327 446,4880 2030,4880 2689,1327 3844,1327 4169,0">
              <text:p/>
            </draw:polygon>
            <draw:polygon draw:style-name="gr1" draw:text-style-name="P1" draw:layer="layout" svg:width="4.168cm" svg:height="4.879cm" svg:x="54.419cm" svg:y="16.14cm" svg:viewBox="0 0 4169 4880" draw:points="265,0 0,1327 1105,1327 447,4880 2030,4880 2689,1327 3845,1327 4169,0">
              <text:p/>
            </draw:polygon>
            <draw:path draw:style-name="gr1" draw:text-style-name="P1" draw:layer="layout" svg:width="4.243cm" svg:height="5.004cm" svg:x="19.067cm" svg:y="16.045cm" svg:viewBox="0 0 4244 5005" svg:d="M486 3351c0 0 740 349 1135 341 245-5 631-4 695-241 111-416-1816-283-1660-1978 70-768 654-1473 1786-1473 1067 0 1802 472 1802 472l-473 1143c0 0-787-346-1184-294-161 22-465 101-428 237 94 351 1676 420 1676 1745 0 1172-899 1702-1702 1702-1684 0-2133-524-2133-524z">
              <text:p/>
            </draw:path>
            <draw:path draw:style-name="gr1" draw:text-style-name="P1" draw:layer="layout" svg:width="4.242cm" svg:height="5.004cm" svg:x="41.196cm" svg:y="16.045cm" svg:viewBox="0 0 4243 5005" svg:d="M485 3351c0 0 740 349 1135 341 245-5 631-4 695-241 111-416-1816-283-1660-1978 70-768 654-1473 1786-1473 1067 0 1802 472 1802 472l-473 1143c0 0-787-346-1183-294-162 22-466 101-429 237 94 351 1676 420 1676 1745 0 1172-899 1702-1702 1702-1684 0-2132-524-2132-524z">
              <text:p/>
            </draw:path>
            <draw:path draw:style-name="gr1" draw:text-style-name="P1" draw:layer="layout" svg:width="4.483cm" svg:height="4.884cm" svg:x="23.169cm" svg:y="16.093cm" svg:viewBox="0 0 4484 4885" svg:d="M2542 1c-183 3-303 20-303 20h-1209l-1030 4864h1466l301-1367c0 0 2467 265 2698-1672 203-1697-1269-1857-1923-1845zM2367 1294c241-5 709 31 617 474-122 593-964 501-964 501l211-974c1 0 56 1 136-1z">
              <text:p/>
            </draw:path>
            <draw:path draw:style-name="gr1" draw:text-style-name="P1" draw:layer="layout" svg:width="4.5cm" svg:height="4.869cm" svg:x="32.759cm" svg:y="16.113cm" svg:viewBox="0 0 4501 4870" svg:d="M2240 0h-1210l-1030 4865h1466l301-1367c0 0 193 21 477 8l-9 3 415 1361h1572l-619-1714c427-245 811-697 892-1374 102-1784-1134-1782-2255-1782zM2367 1274c241-5 709 31 618 474-123 593-965 501-965 501l211-974c1 0 56 1 136-1z">
              <text:p/>
            </draw:path>
            <draw:path draw:style-name="gr1" draw:text-style-name="P1" draw:layer="layout" svg:width="4.743cm" svg:height="5.014cm" svg:x="27.973cm" svg:y="16.047cm" svg:viewBox="0 0 4744 5015" svg:d="M2672 0c-1644 0-2589 1218-2662 2413-107 1746 617 2602 2246 2602 1438 0 2407-1271 2479-2424 69-1102-248-2591-2063-2591zM2586 1344c579 0 681 679 649 1105-38 527-331 1236-994 1236-688 0-786-621-727-1194 45-433 280-1147 1072-1147z">
              <text:p/>
            </draw:path>
            <draw:polygon draw:style-name="gr1" draw:text-style-name="P1" draw:layer="layout" svg:width="5.079cm" svg:height="4.854cm" svg:x="45.295cm" svg:y="16.132cm" svg:viewBox="0 0 5080 4855" draw:points="0,4855 1429,4855 1928,2594 2692,4855 4070,4855 5080,0 3651,0 3155,2260 2334,0 1009,0">
              <text:p/>
            </draw:polygon>
            <draw:polygon draw:style-name="gr1" draw:text-style-name="P1" draw:layer="layout" svg:width="4.245cm" svg:height="4.854cm" svg:x="50.04cm" svg:y="16.132cm" svg:viewBox="0 0 4246 4855" draw:points="1009,0 756,1175 766,1175 0,4855 589,4855 1429,4855 3279,4855 3531,3681 1673,3681 1814,3004 3279,3004 3531,1830 2058,1830 2194,1175 3994,1175 4246,0 2438,0">
              <text:p/>
            </draw:polygon>
          </draw:g>
          <draw:frame draw:style-name="gr5" draw:text-style-name="P5" draw:layer="layout" svg:width="39.853cm" svg:height="4.781cm" svg:x="19.067cm" svg:y="21.689cm">
            <draw:text-box>
              <text:p text:style-name="P4">ROCKY MOUNTAIN</text:p>
            </draw:text-box>
          </draw:frame>
        </draw:g>
      </draw:page>
      <draw:page draw:name="page2" draw:style-name="dp2" draw:master-page-name="Default">
        <draw:g>
          <draw:path draw:style-name="gr1" draw:text-style-name="P6" draw:layer="layout" svg:width="10.955cm" svg:height="10.981cm" svg:x="0cm" svg:y="0cm" svg:viewBox="0 0 10956 10982" svg:d="M5478 10982c-3025 0-5478-2459-5478-5491 0-3033 2453-5491 5478-5491 3026 0 5478 2459 5478 5491s-2452 5491-5478 5491z">
            <text:p/>
          </draw:path>
          <draw:path draw:style-name="gr2" draw:text-style-name="P7" draw:layer="layout" svg:width="10.955cm" svg:height="10.98cm" svg:x="0cm" svg:y="0cm" svg:viewBox="0 0 10956 10981" svg:d="M5478 10981c1384 0 2646-515 3609-1361 12-10 6-17-6-10-432 289-1663 921-3603 921-1685 0-2750-377-3352-714-12-5-16 3-7 10 929 721 2094 1154 3359 1154zM9565 9010c243-199 474-463 681-819 119-204 235-447 330-686 4-12-3-18-12-4-824 1215-3209 1974-5673 1974-1741 0-3615-559-4348-1625-8-10-15-5-10 6 683 1456 2756 2252 5317 2252 1348 0 2829-368 3715-1098zM11 5490c-3-13-11-10-11 1 0 300 30 688 82 946 24 125 126 322 275 479 679 710 2372 1704 5303 1704 3994 0 4907-1334 5094-1773 133-313 202-880 202-1356 0-115-3-207-7-297 0-15-9-16-11-2-200 1073-3612 2500-6561 2500-2804 0-4126-1310-4366-2202zM136 4274c-23 119-13 177 29 266 336 715 2036 1858 6001 1858 2419 0 4298-596 4602-1682 56-200 59-412-13-697-80-318-231-689-358-950-5-8-12-7-11 3 48 1427-3919 2346-5920 2346-2168 0-3976-866-3976-1960 0-105 21-210 48-320 3-10-5-11-10-2-161 319-339 859-392 1138zM9130 1511c0 610-1862 1690-4826 1690-2178 0-2586-811-2586-1326 0-184 71-373 226-564 8-11 1-16-9-7-283 240-543 511-771 803-109 138-176 260-176 334 0 1067 2670 1842 5166 1842 2660 0 3848-871 3848-1637 0-273-107-433-378-742-176-202-343-366-520-527-8-7-14-1-8 7 23 36 34 75 34 127zM5478 0c-1035 0-2017 291-2841 797-247 153-386 275-386 432 0 463 1079 961 2994 961 1896 0 3366-545 3366-1070 0-126-110-213-331-346-821-493-1774-774-2802-774z">
            <text:p/>
          </draw:path>
        </draw:g>
        <draw:g>
          <draw:path draw:style-name="gr4" draw:text-style-name="P8" draw:layer="layout" svg:width="4.954cm" svg:height="5.024cm" svg:x="20.402cm" svg:y="0.136cm" svg:viewBox="0 0 4955 5025" svg:d="M2593 0c-172 3-346 19-453 47-419 110-819 384-999 684-165 274-200 400-201 721-1 295 12 352 180 757 14 34-23 66-155 140-281 157-556 392-702 600-172 246-242 435-259 705-47 715 362 1225 1086 1356 184 33 706 11 911-38 204-49 447-150 653-270 85-50 164-82 174-70s68 90 129 173l111 153h1848l-1114-1155 1153-1438h-1322l-467 548-284-374 85-52c531-321 787-563 943-888 89-186 96-217 96-453 0-239-6-263-100-454-160-324-471-560-866-658-103-25-274-36-447-34zM2511 993c60-3 120 12 168 51 149 117 63 356-207 574-77 61-147 112-157 112s-42-51-70-112c-67-149-67-352 0-462 62-100 165-159 266-163zM1711 3101l486 666-123 53c-159 68-442 111-582-61-162-199-45-398 127-570z">
            <text:p/>
          </draw:path>
          <draw:path draw:style-name="gr4" draw:text-style-name="P8" draw:layer="layout" svg:width="4.875cm" svg:height="4.879cm" svg:x="11.998cm" svg:y="0.214cm" svg:viewBox="0 0 4876 4880" svg:d="M2760 0l-2760 4880 1595-21 410-777h1199l88 777 1584 21-692-4880zM3127 1806l65 1066h-601z">
            <text:p/>
          </draw:path>
          <draw:polygon draw:style-name="gr4" draw:text-style-name="P8" draw:layer="layout" svg:width="4.168cm" svg:height="4.879cm" svg:x="17.01cm" svg:y="0.214cm" svg:viewBox="0 0 4169 4880" draw:points="265,0 0,1326 1105,1326 447,4880 2030,4880 2689,1326 3845,1326 4169,0">
            <text:p/>
          </draw:polygon>
          <draw:polygon draw:style-name="gr4" draw:text-style-name="P8" draw:layer="layout" svg:width="4.168cm" svg:height="4.879cm" svg:x="25.086cm" svg:y="0.214cm" svg:viewBox="0 0 4169 4880" draw:points="265,0 0,1326 1105,1326 447,4880 2030,4880 2689,1326 3845,1326 4169,0">
            <text:p/>
          </draw:polygon>
        </draw:g>
        <draw:g>
          <draw:polygon draw:style-name="gr6" draw:text-style-name="P9" draw:layer="layout" svg:width="4.168cm" svg:height="4.879cm" svg:x="30.725cm" svg:y="5.881cm" svg:viewBox="0 0 4169 4880" draw:points="264,0 0,1327 1104,1327 446,4880 2030,4880 2689,1327 3844,1327 4169,0">
            <text:p/>
          </draw:polygon>
          <draw:polygon draw:style-name="gr6" draw:text-style-name="P9" draw:layer="layout" svg:width="4.168cm" svg:height="4.879cm" svg:x="47.508cm" svg:y="5.881cm" svg:viewBox="0 0 4169 4880" draw:points="265,0 0,1327 1105,1327 447,4880 2030,4880 2689,1327 3845,1327 4169,0">
            <text:p/>
          </draw:polygon>
          <draw:path draw:style-name="gr6" draw:text-style-name="P9" draw:layer="layout" svg:width="4.243cm" svg:height="5.004cm" svg:x="12.156cm" svg:y="5.786cm" svg:viewBox="0 0 4244 5005" svg:d="M486 3351c0 0 740 349 1135 341 245-5 631-4 695-241 111-416-1816-283-1660-1978 70-768 654-1473 1786-1473 1067 0 1802 472 1802 472l-473 1143c0 0-787-346-1184-294-161 22-465 101-428 237 94 351 1676 420 1676 1745 0 1172-899 1702-1702 1702-1684 0-2133-524-2133-524z">
            <text:p/>
          </draw:path>
          <draw:path draw:style-name="gr6" draw:text-style-name="P9" draw:layer="layout" svg:width="4.242cm" svg:height="5.004cm" svg:x="34.285cm" svg:y="5.786cm" svg:viewBox="0 0 4243 5005" svg:d="M485 3351c0 0 740 349 1135 341 245-5 631-4 695-241 111-416-1816-283-1660-1978 70-768 654-1473 1786-1473 1067 0 1802 472 1802 472l-473 1143c0 0-787-346-1183-294-162 22-466 101-429 237 94 351 1676 420 1676 1745 0 1172-899 1702-1702 1702-1684 0-2132-524-2132-524z">
            <text:p/>
          </draw:path>
          <draw:path draw:style-name="gr6" draw:text-style-name="P9" draw:layer="layout" svg:width="4.483cm" svg:height="4.884cm" svg:x="16.258cm" svg:y="5.834cm" svg:viewBox="0 0 4484 4885" svg:d="M2542 1c-183 3-303 20-303 20h-1209l-1030 4864h1466l301-1367c0 0 2467 265 2698-1672 203-1697-1269-1857-1923-1845zM2367 1294c241-5 709 31 617 474-122 593-964 501-964 501l211-974c1 0 56 1 136-1z">
            <text:p/>
          </draw:path>
          <draw:path draw:style-name="gr6" draw:text-style-name="P9" draw:layer="layout" svg:width="4.5cm" svg:height="4.869cm" svg:x="25.848cm" svg:y="5.854cm" svg:viewBox="0 0 4501 4870" svg:d="M2240 0h-1210l-1030 4865h1466l301-1367c0 0 193 21 477 8l-9 3 415 1361h1572l-619-1714c427-245 811-697 892-1374 102-1784-1134-1782-2255-1782zM2367 1274c241-5 709 31 618 474-123 593-965 501-965 501l211-974c1 0 56 1 136-1z">
            <text:p/>
          </draw:path>
          <draw:path draw:style-name="gr6" draw:text-style-name="P9" draw:layer="layout" svg:width="4.743cm" svg:height="5.014cm" svg:x="21.062cm" svg:y="5.788cm" svg:viewBox="0 0 4744 5015" svg:d="M2672 0c-1644 0-2589 1218-2662 2413-107 1746 617 2602 2246 2602 1438 0 2407-1271 2479-2424 69-1102-248-2591-2063-2591zM2586 1344c579 0 681 679 649 1105-38 527-331 1236-994 1236-688 0-786-621-727-1194 45-433 280-1147 1072-1147z">
            <text:p/>
          </draw:path>
          <draw:polygon draw:style-name="gr6" draw:text-style-name="P9" draw:layer="layout" svg:width="5.079cm" svg:height="4.854cm" svg:x="38.384cm" svg:y="5.873cm" svg:viewBox="0 0 5080 4855" draw:points="0,4855 1429,4855 1928,2594 2692,4855 4070,4855 5080,0 3651,0 3155,2260 2334,0 1009,0">
            <text:p/>
          </draw:polygon>
          <draw:polygon draw:style-name="gr6" draw:text-style-name="P9" draw:layer="layout" svg:width="4.245cm" svg:height="4.854cm" svg:x="43.129cm" svg:y="5.873cm" svg:viewBox="0 0 4246 4855" draw:points="1009,0 756,1175 766,1175 0,4855 589,4855 1429,4855 3279,4855 3531,3681 1673,3681 1814,3004 3279,3004 3531,1830 2058,1830 2194,1175 3994,1175 4246,0 2438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87cm" fo:margin-bottom="1.287cm" fo:margin-left="1.287cm" fo:margin-right="1.287cm" fo:page-width="60.96cm" fo:page-height="3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8T12:32:03.617000000</dc:date>
    <meta:editing-duration>PT8H41M58S</meta:editing-duration>
    <meta:editing-cycles>2</meta:editing-cycles>
    <meta:generator>LibreOffice/7.5.5.2$Windows_x86 LibreOffice_project/ca8fe7424262805f223b9a2334bc7181abbcbf5e</meta:generator>
    <meta:document-statistic meta:object-count="38"/>
  </office:meta>
</office:document-meta>
</file>